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Times" svg:font-family="Times, 'Times New Roman'"/>
    <style:font-face style:name="MS Mincho" svg:font-family="'MS Mincho', 'ＭＳ 明朝'" style:font-family-generic="roman"/>
    <style:font-face style:name="Helvetica" svg:font-family="Helvetica" style:font-family-generic="swiss"/>
    <style:font-face style:name="HG Mincho Light J" svg:font-family="'HG Mincho Light J', msmincho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-complex="Arial" style:language-complex="zxx" style:country-complex="none"/>
    </style:style>
    <style:style style:name="P2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-complex="Arial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-complex="Arial" style:language-complex="zxx" style:country-complex="none"/>
    </style:style>
    <style:style style:name="P4" style:family="paragraph" style:parent-style-name="Standard">
      <style:paragraph-properties fo:text-align="center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-complex="Arial" style:language-complex="zxx" style:country-complex="none"/>
    </style:style>
    <style:style style:name="P5" style:family="paragraph" style:parent-style-name="Standard">
      <style:paragraph-properties fo:text-align="end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-complex="Arial" style:language-complex="zxx" style:country-complex="non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fo:font-weight="bold" style:font-weight-asian="bold" style:font-name-complex="Arial" style:language-complex="zxx" style:country-complex="none"/>
    </style:style>
    <style:style style:name="P9" style:family="paragraph" style:parent-style-name="Standard">
      <style:text-properties fo:font-weight="bold" style:font-weight-asian="bold" style:font-name-complex="Arial" style:language-complex="zxx" style:country-complex="none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name-complex="Arial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17cm" style:type="right" style:leader-style="dotted" style:leader-text="."/>
        </style:tab-stops>
      </style:paragraph-properties>
      <style:text-properties fo:font-weight="bold" style:font-weight-asian="bold" style:font-name-complex="Arial" style:language-complex="zxx" style:country-complex="none" style:font-weight-complex="bold"/>
    </style:style>
    <style:style style:name="P12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weight="bold" style:font-weight-asian="bold" style:font-name-complex="Arial" style:language-complex="zxx" style:country-complex="none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0pt" style:font-size-asian="10pt" style:font-name-complex="Arial" style:language-complex="zxx" style:country-complex="none"/>
    </style:style>
    <style:style style:name="P14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text-align="end" style:justify-single-word="false">
        <style:tab-stops>
          <style:tab-stop style:position="17cm" style:type="right" style:leader-style="dotted" style:leader-text="."/>
        </style:tab-stops>
      </style:paragraph-properties>
      <style:text-properties style:font-name-asian="Times New Roman" style:language-complex="zxx" style:country-complex="none"/>
    </style:style>
    <style:style style:name="P16" style:family="paragraph" style:parent-style-name="Standard">
      <style:paragraph-properties fo:margin-left="1.401cm" fo:margin-right="0cm" fo:text-indent="-1cm" style:auto-text-indent="false" style:text-autospace="none">
        <style:tab-stops>
          <style:tab-stop style:position="1.134cm"/>
          <style:tab-stop style:position="1.401cm"/>
        </style:tab-stops>
      </style:paragraph-properties>
    </style:style>
    <style:style style:name="P17" style:family="paragraph" style:parent-style-name="Standard" style:master-page-name="Standard">
      <style:paragraph-properties style:page-number="auto"/>
      <style:text-properties style:font-name-complex="Arial" style:language-complex="zxx" style:country-complex="none"/>
    </style:style>
    <style:style style:name="P18" style:family="paragraph">
      <style:paragraph-properties style:writing-mode="lr-tb"/>
    </style:style>
    <style:style style:name="T1" style:family="text">
      <style:text-properties style:font-name-complex="Arial" style:language-complex="zxx" style:country-complex="none"/>
    </style:style>
    <style:style style:name="T2" style:family="text">
      <style:text-properties fo:font-weight="bold" style:font-weight-asian="bold" style:font-name-complex="Arial" style:language-complex="zxx" style:country-complex="none" style:font-weight-complex="bold"/>
    </style:style>
    <style:style style:name="T3" style:family="text">
      <style:text-properties style:font-name-asian="Times New Roman" style:language-complex="zxx" style:country-complex="non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45cm" fo:padding-right="0.45cm" fo:padding-top="0.238cm" fo:padding-bottom="0.238cm" fo:border="0.018cm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09cm" fo:border="0.018cm solid #000000">
        <style:background-image/>
      </style:graphic-properties>
    </style:style>
    <style:style style:name="gr1" style:family="graphic">
      <style:graphic-properties draw:stroke="solid" svg:stroke-width="0.026cm" svg:stroke-color="#000000" draw:stroke-linejoin="round" draw:fill="solid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nexo II da Resolução nº <text:s/>106/2003-CEPE, de 19/08/03.</text:p>
      <text:p text:style-name="P1"/>
      <text:p text:style-name="P10">UNIVERSIDADE ESTADUAL DO OESTE DO PARANÁ</text:p>
      <text:p text:style-name="P10">PRÓ-REITORIA DE GRADUAÇÃO</text:p>
      <text:p text:style-name="P10"/>
      <text:p text:style-name="P10">PLANO DE ACOMPANHAMENTO DE ESTÁGIO</text:p>
      <text:p text:style-name="P3"><draw:frame draw:style-name="fr1" draw:name="Quadro1" text:anchor-type="char" svg:x="11.021cm" svg:y="0.374cm" svg:width="3.859cm" svg:height="1.293cm" draw:z-index="0"><draw:text-box><text:p text:style-name="P6">2008</text:p></draw:text-box></draw:frame>ANO LETIVO</text:p>
      <text:p text:style-name="P9"/>
      <text:p text:style-name="P9"/>
      <text:p text:style-name="P9"/>
      <text:p text:style-name="P9"><draw:frame draw:style-name="fr2" draw:name="Quadro2" text:anchor-type="char" svg:x="11.035cm" svg:y="0.335cm" svg:width="3.831cm" svg:height="1.265cm" draw:z-index="1"><draw:text-box><text:p text:style-name="P6"/><text:p text:style-name="P13">2002</text:p></draw:text-box></draw:frame></text:p>
      <text:p text:style-name="P9"/>
      <text:p text:style-name="P9"/>
      <text:p text:style-name="P9"/>
      <text:p text:style-name="P14"><text:span text:style-name="T2">Curso</text:span><text:span text:style-name="T1">: Ciência da Computação</text:span></text:p>
      <text:p text:style-name="P12"/>
      <text:p text:style-name="P14"><text:span text:style-name="T2">Centro</text:span><text:span text:style-name="T1">: Centro de Engenharia e Ciências Exatas</text:span></text:p>
      <text:p text:style-name="P12"/>
      <text:p text:style-name="P14"><text:span text:style-name="T2">Campus</text:span><text:span text:style-name="T1">: Foz do Iguaçu</text:span></text:p>
      <text:p text:style-name="P2"/>
      <text:p text:style-name="P2">Professor Supervisor: <text:s/>Antorio Marcos Hachisuca</text:p>
      <text:p text:style-name="P2"/>
      <text:p text:style-name="P2">Formação Profissional do Supervisor: Professor</text:p>
      <text:p text:style-name="P2"/>
      <text:p text:style-name="P2">Aluno Estagiário: Eder Ruiz Maria</text:p>
      <text:p text:style-name="P2"/>
      <text:p text:style-name="P2">Área do Estágio: Pesquisa e Desenvolvimento <text:s text:c="2"/>Carga horária: <text:s/>150</text:p>
      <text:p text:style-name="P2"/>
      <text:p text:style-name="P2">Modalidade de Supervisão: Estágio Supervisionado II</text:p>
      <text:p text:style-name="P2"/>
      <text:p text:style-name="P4"/>
      <text:p text:style-name="P11">Objetivos da supervisão</text:p>
      <text:p text:style-name="P12"><draw:custom-shape text:anchor-type="char" draw:z-index="2" draw:style-name="gr1" draw:text-style-name="P18" svg:width="14.809cm" svg:height="1.34cm" svg:x="0.041cm" svg:y="0.058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11">Atividades a serem desenvolvidas pelo supervisor</text:p>
      <text:p text:style-name="P12"><draw:custom-shape text:anchor-type="char" draw:z-index="3" draw:style-name="gr1" draw:text-style-name="P18" svg:width="14.809cm" svg:height="1.34cm" svg:x="0.041cm" svg:y="0.058cm"><text:p/><draw:enhanced-geometry svg:viewBox="0 0 21600 21600" draw:type="rectangle" draw:enhanced-path="M 0 0 L 21600 0 21600 21600 0 21600 0 0 Z N"/></draw:custom-shape></text:p>
      <text:p text:style-name="P12"><text:soft-page-break/></text:p>
      <text:p text:style-name="P12"/>
      <text:p text:style-name="P2">Continuação do anexo II da Resolução nº 106/2003-CEPE, de 19/08/03. Fl. 02.</text:p>
      <text:p text:style-name="P11"/>
      <text:p text:style-name="P11">Avaliação</text:p>
      <text:p text:style-name="P4">(critérios, mecanismos, instrumentos e periodicidade)</text:p>
      <text:p text:style-name="P2"><draw:custom-shape text:anchor-type="char" draw:z-index="4" draw:style-name="gr1" draw:text-style-name="P18" svg:width="14.809cm" svg:height="1.34cm" svg:x="0.041cm" svg:y="0.058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14"><text:span text:style-name="T2">Data </text:span><text:span text:style-name="T1">......../......../........ <text:s text:c="37"/>_________________________________</text:span></text:p>
      <text:p text:style-name="P2"><text:s text:c="79"/>Assinatura do professor supervisor</text:p>
      <text:p text:style-name="P12"/>
      <text:p text:style-name="P7"><text:span text:style-name="T2">Colegiado de Curso </text:span><text:span text:style-name="T1">(aprovação)</text:span></text:p>
      <text:p text:style-name="P2"><draw:frame draw:style-name="fr2" draw:name="Quadro3" text:anchor-type="char" svg:x="0.028cm" svg:y="0.046cm" svg:width="14.829cm" svg:height="4.812cm" draw:z-index="5"><draw:text-box><text:p text:style-name="Standard"/><text:p text:style-name="Standard"/><text:p text:style-name="Standard"/><text:p text:style-name="P8">Ata de aprovação nº ........, de ......../......../........ <text:s text:c="62"/></text:p><text:p text:style-name="Standard"/><text:p text:style-name="Standard"/><text:p text:style-name="P8">Coordenador: </text:p><text:p text:style-name="Standard"/><text:p text:style-name="P5">________________________________</text:p><text:p text:style-name="P1"><text:tab/><text:tab/><text:tab/><text:tab/> <text:s text:c="6"/><text:tab/><text:tab/><text:tab/><text:tab/> <text:s/><text:tab/> Assinatura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<text:span text:style-name="T2">Conselho de Centro </text:span><text:span text:style-name="T1">(homologação)</text:span></text:p>
      <text:p text:style-name="P2"><draw:frame draw:style-name="fr2" draw:name="Quadro4" text:anchor-type="char" svg:x="0.028cm" svg:y="0.046cm" svg:width="14.829cm" svg:height="4.812cm" draw:z-index="6"><draw:text-box><text:p text:style-name="Standard"/><text:p text:style-name="Standard"/><text:p text:style-name="Standard"/><text:p text:style-name="P8">Ata de aprovação nº ........, de ......../......../........ <text:s text:c="62"/></text:p><text:p text:style-name="Standard"/><text:p text:style-name="Standard"/><text:p text:style-name="P8">Diretor do Centro: </text:p><text:p text:style-name="Standard"/><text:p text:style-name="P5">________________________________</text:p><text:p text:style-name="P1"><text:tab/><text:tab/><text:tab/><text:tab/> <text:s text:c="6"/><text:tab/><text:tab/><text:tab/><text:tab/> <text:tab/> <text:s/>Assinatura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ncaminhado cópia ao Coordenador de Estágios em: 22 / 09 / 2008.</text:p>
      <text:p text:style-name="P2"/>
      <text:p text:style-name="P15">________________________________</text:p>
      <text:p text:style-name="P16"><text:span text:style-name="T1"><text:tab/><text:tab/><text:tab/><text:tab/></text:span><text:span text:style-name="T3"> <text:s text:c="6"/></text:span><text:span text:style-name="T1"><text:tab/><text:tab/><text:tab/><text:tab/> <text:s text:c="4"/></text:span><text:span text:style-name="T3"><text:s text:c="5"/>Nome/Assinatu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Times" svg:font-family="Times, 'Times New Roman'"/>
    <style:font-face style:name="MS Mincho" svg:font-family="'MS Mincho', 'ＭＳ 明朝'" style:font-family-generic="roman"/>
    <style:font-face style:name="Helvetica" svg:font-family="Helvetica" style:font-family-generic="swiss"/>
    <style:font-face style:name="HG Mincho Light J" svg:font-family="'HG Mincho Light J', msmincho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t" fo:country="BR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1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2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="Times" style:font-name-complex="Tahoma2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Frame_20_contents_20__28_user_29_" style:display-name="Frame contents (user)" style:family="paragraph" style:parent-style-name="Text_20_body"/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7.1cm" fo:margin-bottom="3.3cm" fo:margin-left="3.2cm" fo:margin-right="2.9cm" fo:background-color="#ffffff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dc:title>Anexo II da Resolução nº  106/2003-CEPE, de 19/08/03</dc:title>
    <meta:initial-creator>Preferred Customer</meta:initial-creator>
    <meta:creation-date>2008-02-15T14:59:00</meta:creation-date>
    <dc:date>2008-11-24T23:32:47</dc:date>
    <meta:print-date>2006-12-23T00:22:00</meta:print-date>
    <meta:editing-cycles>9</meta:editing-cycles>
    <meta:editing-duration>PT3H40M47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3" meta:paragraph-count="35" meta:word-count="148" meta:character-count="1526"/>
  </office:meta>
</office:document-meta>
</file>